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8E0000017C87B4D8A0.png" manifest:media-type=""/>
  <manifest:file-entry manifest:full-path="Pictures/10000201000002000000020007C6286A.png" manifest:media-type=""/>
  <manifest:file-entry manifest:full-path="Pictures/10000201000001000000010036B324B9.png" manifest:media-type=""/>
  <manifest:file-entry manifest:full-path="Pictures/10000201000001DB00000256B90709EB.png" manifest:media-type=""/>
  <manifest:file-entry manifest:full-path="Pictures/100002010000025E000003ACCDB6C12A.png" manifest:media-type=""/>
  <manifest:file-entry manifest:full-path="Pictures/10000000000000C8000000E740184297.png" manifest:media-type=""/>
  <manifest:file-entry manifest:full-path="Pictures/10000201000000DC000000CA2626C1D2.png" manifest:media-type=""/>
  <manifest:file-entry manifest:full-path="Pictures/1000020100000064000000B68673E86C.png" manifest:media-type=""/>
  <manifest:file-entry manifest:full-path="Pictures/1000020100000130000000FDF41C7E52.png" manifest:media-type=""/>
  <manifest:file-entry manifest:full-path="Pictures/1000068800009698000054AB537EA062.svg" manifest:media-type=""/>
  <manifest:file-entry manifest:full-path="Pictures/10000201000009110000028A69C09402.png" manifest:media-type=""/>
  <manifest:file-entry manifest:full-path="Pictures/10000201000001FC000001799098B6A6.png" manifest:media-type=""/>
  <manifest:file-entry manifest:full-path="Pictures/10000201000002000000020007E43FED.png" manifest:media-type=""/>
  <manifest:file-entry manifest:full-path="Pictures/10000201000001040000012CECE0EF68.png" manifest:media-type=""/>
  <manifest:file-entry manifest:full-path="Pictures/10000201000003AF0000021243E52C48.png" manifest:media-type=""/>
  <manifest:file-entry manifest:full-path="Pictures/10000000000001280000016DD6D82338.png" manifest:media-type=""/>
  <manifest:file-entry manifest:full-path="Pictures/10000201000007800000043803FAEAA1.png" manifest:media-type=""/>
  <manifest:file-entry manifest:full-path="Pictures/10000201000000D2000001363ED240F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66" draw:textarea-horizontal-align="justify" draw:textarea-vertical-align="bottom" draw:auto-grow-height="false"/>
    </style:style>
    <style:style style:name="gr23" style:family="graphic" style:parent-style-name="standard">
      <style:graphic-properties draw:fill="solid" draw:fill-color="#e6e6e6" draw:textarea-horizontal-align="justify" draw:textarea-vertical-align="bottom" draw:auto-grow-height="false"/>
    </style:style>
    <style:style style:name="gr24" style:family="graphic">
      <style:graphic-properties draw:textarea-horizontal-align="justify" draw:textarea-vertical-align="middle" draw:auto-grow-height="false"/>
    </style:style>
    <style:style style:name="gr25" style:family="graphic">
      <style:graphic-properties draw:textarea-horizontal-align="justify" draw:textarea-vertical-align="middle" draw:auto-grow-height="false"/>
    </style:style>
    <style:style style:name="gr26" style:family="graphic">
      <style:graphic-properties draw:fill="solid" draw:fill-color="#ffff66" draw:textarea-horizontal-align="justify" draw:textarea-vertical-align="bottom" draw:auto-grow-height="false"/>
    </style:style>
    <style:style style:name="pr1" style:family="presentation" style:parent-style-name="AbstractGreen-title">
      <style:graphic-properties draw:auto-grow-height="true" fo:min-height="2.629cm"/>
    </style:style>
    <style:style style:name="pr2" style:family="presentation" style:parent-style-name="AbstractGreen-outline1">
      <style:graphic-properties fo:min-height="11.93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r4" style:family="presentation" style:parent-style-name="AbstractGreen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Arial" style:font-family-generic="swiss" style:font-pitch="variable" fo:font-size="72pt" style:font-size-asian="72pt" style:font-size-complex="7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8.1000003814697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40pt"/>
    </style:style>
    <style:style style:name="P13" style:family="paragraph">
      <style:paragraph-properties fo:text-align="center"/>
      <style:text-properties fo:font-size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family="Arial" style:font-family-generic="swiss" style:font-pitch="variable" fo:font-size="72pt" style:font-size-asian="72pt" style:font-size-complex="72pt"/>
    </style:style>
    <style:style style:name="T7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8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g>
          <draw:frame draw:style-name="gr2" draw:text-style-name="P2" draw:layer="layout" svg:width="2.561cm" svg:height="4.662cm" svg:x="3.525cm" svg:y="0.92cm">
            <draw:image xlink:href="Pictures/1000020100000064000000B68673E86C.png" xlink:type="simple" xlink:show="embed" xlink:actuate="onLoad">
              <text:p/>
            </draw:image>
          </draw:frame>
          <draw:frame draw:style-name="gr3" draw:text-style-name="P3" draw:layer="layout" svg:width="16.799cm" svg:height="5.52cm" svg:x="8.301cm" svg:y="1.06cm">
            <draw:text-box>
              <text:p><text:span text:style-name="T1">AIR-Labs</text:span></text:p>
              <text:p><text:span text:style-name="T1">Лаборатория интеллектуальных систем и робототехники</text:span></text:p>
              <text:p><text:span text:style-name="T2"/></text:p>
            </draw:text-box>
          </draw:frame>
        </draw:g>
        <draw:g>
          <draw:frame draw:style-name="gr2" draw:text-style-name="P2" draw:layer="layout" svg:width="2.757cm" svg:height="2.757cm" svg:x="3.895cm" svg:y="6.719cm">
            <draw:image xlink:href="Pictures/10000000000000C8000000E740184297.png" xlink:type="simple" xlink:show="embed" xlink:actuate="onLoad">
              <text:p/>
            </draw:image>
          </draw:frame>
          <draw:frame draw:style-name="gr4" draw:text-style-name="P3" draw:layer="layout" svg:width="15.68cm" svg:height="4.73cm" svg:x="8.32cm" svg:y="6.613cm">
            <draw:text-box>
              <text:p><text:span text:style-name="T1">Институт математики </text:span></text:p>
              <text:p><text:span text:style-name="T1">и компьютерных наук</text:span></text:p>
              <text:p><text:span text:style-name="T3">(математико-механический факультет)</text:span></text:p>
              <text:p><text:span text:style-name="T2"/></text:p>
            </draw:text-box>
          </draw:frame>
        </draw:g>
        <draw:frame draw:style-name="gr5" draw:text-style-name="P3" draw:layer="layout" svg:width="15.567cm" svg:height="5.125cm" svg:x="8.333cm" svg:y="10.749cm">
          <draw:text-box>
            <text:p><text:span text:style-name="T1">Уральский Федеральный Университет</text:span></text:p>
            <text:p><text:span text:style-name="T4">им. первого Президента России Б.Н. Ельцина</text:span></text:p>
            <text:p><text:span text:style-name="T2"/></text:p>
            <text:p><text:span text:style-name="T2"/></text:p>
          </draw:text-box>
        </draw:frame>
        <draw:frame draw:style-name="gr2" draw:text-style-name="P2" draw:layer="layout" svg:width="3.078cm" svg:height="2.562cm" svg:x="3.722cm" svg:y="11.038cm">
          <draw:image xlink:href="Pictures/1000020100000130000000FDF41C7E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>
        <office:forms form:automatic-focus="false" form:apply-design-mode="false"/>
        <draw:frame draw:style-name="gr2" draw:text-style-name="P2" draw:layer="layout" svg:width="15.367cm" svg:height="6.416cm" svg:x="5.633cm" svg:y="4.184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>
        <office:forms form:automatic-focus="false" form:apply-design-mode="false"/>
        <draw:custom-shape draw:style-name="gr6" draw:text-style-name="P4" xml:id="id1" draw:id="id1" draw:layer="layout" svg:width="5.2cm" svg:height="2.2cm" svg:x="11.2cm" svg:y="1.599cm">
          <text:p text:style-name="P2"><text:span text:style-name="T5">Файлы</text:span></text:p>
          <draw:enhanced-geometry svg:viewBox="0 0 21600 21600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2" draw:id="id2" draw:layer="layout" svg:width="5.2cm" svg:height="2.2cm" svg:x="11.2cm" svg:y="4.199cm">
          <text:p text:style-name="P2"><text:span text:style-name="T5">Изменения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" draw:id="id3" draw:layer="layout" svg:width="5.199cm" svg:height="2.201cm" draw:transform="rotate (0.700051562974926) translate (12.205cm 11.116cm)">
          <text:p text:style-name="P2"><text:span text:style-name="T5">Изменения</text:span></text:p>
          <draw:enhanced-geometry svg:viewBox="0 0 21600 21600" draw:mirror-horizontal="false" draw:mirror-vertical="false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772cm" svg:height="6.772cm" svg:x="18.228cm" svg:y="0.628cm">
          <draw:image xlink:href="Pictures/10000201000001000000010036B324B9.png" xlink:type="simple" xlink:show="embed" xlink:actuate="onLoad">
            <text:p/>
          </draw:image>
        </draw:frame>
        <draw:frame draw:style-name="gr2" draw:text-style-name="P2" draw:layer="layout" svg:width="6.635cm" svg:height="6.635cm" svg:x="3cm" svg:y="0.965cm">
          <draw:image xlink:href="Pictures/10000201000002000000020007E43FED.png" xlink:type="simple" xlink:show="embed" xlink:actuate="onLoad">
            <text:p/>
          </draw:image>
        </draw:frame>
        <draw:frame draw:style-name="gr2" draw:text-style-name="P2" draw:layer="layout" svg:width="6.635cm" svg:height="6.635cm" svg:x="5.8cm" svg:y="9cm">
          <draw:image xlink:href="Pictures/10000201000002000000020007E43F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frame draw:style-name="gr8" draw:text-style-name="P5" draw:layer="layout" svg:width="14.2cm" svg:height="3.088cm" svg:x="10.3cm" svg:y="6.4cm">
          <draw:text-box>
            <text:p><text:span text:style-name="T6">git-hub.com</text:span></text:p>
          </draw:text-box>
        </draw:frame>
        <draw:frame draw:style-name="gr2" draw:text-style-name="P2" draw:layer="layout" svg:width="6.946cm" svg:height="6.946cm" svg:x="3.8cm" svg:y="4.6cm">
          <draw:image xlink:href="Pictures/10000201000002000000020007C628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>
        <office:forms form:automatic-focus="false" form:apply-design-mode="false"/>
        <draw:frame draw:style-name="gr9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0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1" draw:text-style-name="P6" draw:layer="layout" svg:width="22.034cm" svg:height="1.826cm" svg:x="2.966cm" svg:y="5.674cm">
          <draw:text-box>
            <text:p xml:id="id4" text:id="id4"><text:span text:style-name="T7">•</text:span><text:span text:style-name="T8"> </text:span><text:span text:style-name="T9">Методология разработки Ag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2" draw:layer="layout" svg:width="27.999cm" svg:height="7.84cm" svg:x="0.157cm" svg:y="7cm">
          <draw:image xlink:href="Pictures/10000201000009110000028A69C09402.png" xlink:type="simple" xlink:show="embed" xlink:actuate="onLoad">
            <text:p/>
          </draw:image>
        </draw:frame>
        <draw:frame draw:style-name="gr2" draw:text-style-name="P2" draw:layer="layout" svg:width="6.321cm" svg:height="4.691cm" svg:x="11cm" svg:y="2.309cm">
          <draw:image xlink:href="Pictures/10000201000001FC000001799098B6A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>
        <office:forms form:automatic-focus="false" form:apply-design-mode="false"/>
        <draw:frame draw:style-name="gr12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3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4" draw:text-style-name="P6" draw:layer="layout" svg:width="22.034cm" svg:height="1.826cm" svg:x="2.966cm" svg:y="5.674cm">
          <draw:text-box>
            <text:p><text:span text:style-name="T7">•</text:span><text:span text:style-name="T8"> </text:span><text:span text:style-name="T9">Методология разработки Agile</text:span></text:p>
          </draw:text-box>
        </draw:frame>
        <draw:frame draw:style-name="gr15" draw:text-style-name="P6" draw:layer="layout" svg:width="20.4cm" svg:height="1.826cm" svg:x="2.966cm" svg:y="7.4cm">
          <draw:text-box>
            <text:p xml:id="id5" text:id="id5"><text:span text:style-name="T7">•</text:span><text:span text:style-name="T8"> </text:span><text:span text:style-name="T9">Модульное тестирование</text:span></text:p>
          </draw:text-box>
        </draw:frame>
        <draw:frame draw:style-name="gr16" draw:text-style-name="P6" draw:layer="layout" svg:width="20.4cm" svg:height="1.826cm" svg:x="2.966cm" svg:y="9.074cm">
          <draw:text-box>
            <text:p xml:id="id6" text:id="id6"><text:span text:style-name="T7">•</text:span><text:span text:style-name="T8"> </text:span><text:span text:style-name="T9">Стиль в C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>
        <office:forms form:automatic-focus="false" form:apply-design-mode="false"/>
        <draw:frame draw:style-name="gr2" draw:text-style-name="P2" draw:layer="layout" svg:width="8.967cm" svg:height="11.057cm" svg:x="9.5cm" svg:y="2.143cm">
          <draw:image xlink:href="Pictures/10000000000001280000016DD6D82338.png" xlink:type="simple" xlink:show="embed" xlink:actuate="onLoad">
            <text:p/>
          </draw:image>
        </draw:frame>
        <draw:frame draw:style-name="gr2" draw:text-style-name="P2" draw:layer="layout" svg:width="12cm" svg:height="15.109cm" svg:x="8cm" svg:y="0.2cm">
          <draw:image xlink:href="Pictures/10000201000001DB00000256B90709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>
        <office:forms form:automatic-focus="false" form:apply-design-mode="false"/>
        <draw:frame draw:style-name="gr2" draw:text-style-name="P2" draw:layer="layout" svg:width="28.4cm" svg:height="15.748cm" svg:x="0cm" svg:y="0cm">
          <draw:image xlink:href="Pictures/10000201000007800000043803FAEAA1.png" xlink:type="simple" xlink:show="embed" xlink:actuate="onLoad">
            <text:p/>
          </draw:image>
        </draw:frame>
        <draw:custom-shape draw:style-name="gr17" draw:text-style-name="P8" xml:id="id7" draw:id="id7" draw:layer="layout" svg:width="7.2cm" svg:height="2.82cm" svg:x="6.8cm" svg:y="4.8cm">
          <text:p text:style-name="P2"><text:span text:style-name="T10">Borex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8" draw:id="id8">
          <draw:custom-shape draw:style-name="gr18" draw:text-style-name="P8" draw:layer="layout" svg:width="14.6cm" svg:height="6.8cm" svg:x="6.2cm" svg:y="0.6cm">
            <text:p/>
  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7951.9211012944 33538.597265108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g>
            <draw:custom-shape draw:style-name="gr19" draw:text-style-name="P2" draw:layer="layout" svg:width="7.4cm" svg:height="1.4cm" svg:x="9.7cm" svg:y="1.7cm">
              <text:p text:style-name="P2">Library</text:p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4cm" svg:height="1.6cm" svg:x="8.9cm" svg:y="3.265cm">
              <text:p text:style-name="P2">Rates</text:p>
              <draw:enhanced-geometry svg:viewBox="0 0 21600 21600" draw:text-areas="?f0 0 ?f2 ?f5" draw:type="down-arrow" draw:modifiers="13801.873828857 4367.50812296926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4cm" svg:height="1.6cm" svg:x="13.7cm" svg:y="3.2cm">
              <text:p text:style-name="P2">Exch</text:p>
              <draw:enhanced-geometry svg:viewBox="0 0 21600 21600" draw:text-areas="?f0 ?f7 ?f2 21600" draw:type="up-arrow" draw:modifiers="10766.2710805746 4556.46088477881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9" draw:text-style-name="P2" draw:layer="layout" svg:width="7.4cm" svg:height="1.4cm" svg:x="9.7cm" svg:y="5.1cm">
              <text:p text:style-name="P2">Client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8" xml:id="id9" draw:id="id9" draw:layer="layout" svg:width="7.2cm" svg:height="2.82cm" svg:x="15.4cm" svg:y="4.98cm">
          <text:p text:style-name="P2"><text:span text:style-name="T10">??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8" xml:id="id10" draw:id="id10" draw:layer="layout" svg:width="7.2cm" svg:height="2.82cm" svg:x="7cm" svg:y="4.834cm">
          <text:p text:style-name="P2"><text:span text:style-name="T10">PROFIT!</text:span></text:p>
          <draw:enhanced-geometry svg:viewBox="0 0 21600 21600" draw:mirror-horizontal="true" draw:mirror-vertical="false" draw:glue-points="10800 0 3160 3160 0 10800 3160 18440 10800 21600 18440 18440 21600 10800 18440 3160 ?f14 ?f15" draw:text-areas="3200 3200 18400 18400" draw:type="round-callout" draw:modifiers="15609.8319677823 48276.497695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4.3cm" svg:y="6.7cm">
          <text:p text:style-name="P2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7" draw:id="id17" draw:layer="layout" svg:width="0.6cm" svg:height="3.6cm" draw:transform="rotate (-1.0471975511966) translate (10.018cm 5.1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18" draw:id="id18" draw:layer="layout" svg:width="2.6cm" svg:height="2.6cm" svg:x="10.3cm" svg:y="3.3cm">
          <text:p text:style-name="P2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4" draw:id="id24" draw:layer="layout" svg:width="0.6cm" svg:height="7.506cm" draw:transform="rotate (-1.28246793436543) translate (14.293cm 8.174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25" draw:id="id25" draw:layer="layout" svg:width="2.6cm" svg:height="2.6cm" svg:x="14.9cm" svg:y="9.9cm">
          <text:p text:style-name="P2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9" draw:id="id29" draw:layer="layout" svg:width="0.6cm" svg:height="7.506cm" draw:transform="rotate (-1.28246793436543) translate (20.529cm 4.774cm)">
          <text:p/>
          <draw:enhanced-geometry svg:viewBox="0 0 21600 21600" draw:mirror-horizontal="false" draw:mirror-vertical="true" draw:text-areas="?f0 ?f7 ?f2 21600" draw:type="up-arrow" draw:modifiers="2063.8592750533 5319.13477537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xml:id="id30" draw:id="id30" draw:layer="layout" svg:width="0.6cm" svg:height="3.6cm" draw:transform="rotate (-1.0471975511966) translate (21cm 8.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9" xml:id="id31" draw:id="id31" draw:layer="layout" svg:width="2.6cm" svg:height="2.6cm" svg:x="21.3cm" svg:y="6.7cm">
          <text:p text:style-name="P2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13" draw:id="id13" draw:layer="layout" svg:width="2.5cm" svg:height="2.8cm" svg:x="1.5cm" svg:y="9.7cm">
          <text:p><text:span text:style-name="T3">check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4" draw:id="id14" draw:layer="layout" svg:width="2.5cm" svg:height="2.8cm" svg:x="4.5cm" svg:y="9.7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5" draw:id="id15" draw:layer="layout" svg:width="0.902cm" svg:height="1.4cm" svg:x="5.298cm" svg:y="9.9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0" xml:id="id21" draw:id="id21" draw:layer="layout" svg:width="2.5cm" svg:height="2.8cm" svg:x="1.5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22" draw:id="id22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2" draw:id="id32" draw:layer="layout" svg:width="2.5cm" svg:height="2.8cm" svg:x="24.4cm" svg:y="6.6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16" draw:id="id16" draw:layer="layout" svg:width="1.636cm" svg:height="1.502cm" svg:x="1.964cm" svg:y="9.7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1" draw:id="id11" draw:layer="layout" svg:width="1.636cm" svg:height="1.502cm" svg:x="1.6cm" svg:y="6.5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12" draw:id="id12" draw:layer="layout" svg:width="0.902cm" svg:height="1.4cm" svg:x="2.998cm" svg:y="6.7cm">
          <draw:image xlink:href="Pictures/100002010000025E000003ACCDB6C12A.png" xlink:type="simple" xlink:show="embed" xlink:actuate="onLoad">
            <text:p/>
          </draw:image>
        </draw:frame>
        <draw:custom-shape draw:style-name="gr23" draw:text-style-name="P11" xml:id="id34" draw:id="id34" draw:layer="layout" svg:width="2.5cm" svg:height="2.8cm" svg:x="9.2cm" svg:y="0.298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3" draw:id="id23" draw:layer="layout" svg:width="1.636cm" svg:height="1.502cm" svg:x="9.3cm" svg:y="0.3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5" draw:id="id35" draw:layer="layout" svg:width="1.636cm" svg:height="1.502cm" svg:x="24.5cm" svg:y="6.698cm">
          <draw:image xlink:href="Pictures/10000201000000DC000000CA2626C1D2.png" xlink:type="simple" xlink:show="embed" xlink:actuate="onLoad">
            <text:p/>
          </draw:image>
        </draw:frame>
        <draw:frame draw:style-name="gr2" draw:text-style-name="P2" xml:id="id33" draw:id="id33" draw:layer="layout" svg:width="0.902cm" svg:height="1.4cm" svg:x="25.936cm" svg:y="6.8cm">
          <draw:image xlink:href="Pictures/100002010000025E000003ACCDB6C12A.png" xlink:type="simple" xlink:show="embed" xlink:actuate="onLoad">
            <text:p/>
          </draw:image>
        </draw:frame>
        <draw:custom-shape draw:style-name="gr22" draw:text-style-name="P10" xml:id="id19" draw:id="id19" draw:layer="layout" svg:width="2.5cm" svg:height="2.8cm" svg:x="11.9cm" svg:y="0.3cm">
          <text:p><text:span text:style-name="T3">check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0" draw:id="id20" draw:layer="layout" svg:width="1.636cm" svg:height="1.502cm" svg:x="12.364cm" svg:y="0.398cm">
          <draw:image xlink:href="Pictures/10000201000000DC000000CA2626C1D2.png" xlink:type="simple" xlink:show="embed" xlink:actuate="onLoad">
            <text:p/>
          </draw:image>
        </draw:frame>
        <draw:custom-shape draw:style-name="gr22" draw:text-style-name="P10" xml:id="id26" draw:id="id26" draw:layer="layout" svg:width="2.5cm" svg:height="2.8cm" svg:x="14.9cm" svg:y="12.8cm">
          <text:p text:style-name="P2"><text:span text:style-name="T3">lo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27" draw:id="id27" draw:layer="layout" svg:width="0.902cm" svg:height="1.4cm" svg:x="15.698cm" svg:y="13cm">
          <draw:image xlink:href="Pictures/100002010000025E000003ACCDB6C12A.png" xlink:type="simple" xlink:show="embed" xlink:actuate="onLoad">
            <text:p/>
          </draw:image>
        </draw:frame>
        <draw:frame draw:style-name="gr2" draw:text-style-name="P2" xml:id="id28" draw:id="id28" draw:layer="layout" svg:width="0.902cm" svg:height="1.4cm" svg:x="10.736cm" svg:y="0.5cm">
          <draw:image xlink:href="Pictures/100002010000025E000003ACCDB6C1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>
        <office:forms form:automatic-focus="false" form:apply-design-mode="false"/>
        <draw:custom-shape draw:style-name="gr20" draw:text-style-name="P9" draw:layer="layout" svg:width="2.6cm" svg:height="2.6cm" svg:x="3cm" svg:y="6.7cm">
          <text:p text:style-name="P2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7" draw:id="id57" draw:layer="layout" svg:width="2.5cm" svg:height="2.8cm" svg:x="0.2cm" svg:y="6.5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6" draw:id="id36" draw:layer="layout" svg:width="1.299cm" svg:height="1.5cm" svg:x="0.287cm" svg:y="6.6cm">
          <draw:image xlink:href="Pictures/10000201000001040000012CECE0EF68.png" xlink:type="simple" xlink:show="embed" xlink:actuate="onLoad">
            <text:p/>
          </draw:image>
        </draw:frame>
        <draw:frame draw:style-name="gr2" draw:text-style-name="P2" xml:id="id37" draw:id="id37" draw:layer="layout" svg:width="1.058cm" svg:height="1.563cm" svg:x="1.586cm" svg:y="6.6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40" draw:id="id40" draw:layer="layout" svg:width="2.5cm" svg:height="2.8cm" svg:x="3.1cm" svg:y="9.6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38" draw:id="id38" draw:layer="layout" svg:width="2.5cm" svg:height="2.8cm" svg:x="3.1cm" svg:y="3.6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9" draw:id="id39" draw:layer="layout" svg:width="1.058cm" svg:height="1.563cm" svg:x="3.842cm" svg:y="3.8cm">
          <draw:image xlink:href="Pictures/10000201000000D2000001363ED240FE.png" xlink:type="simple" xlink:show="embed" xlink:actuate="onLoad">
            <text:p/>
          </draw:image>
        </draw:frame>
        <draw:frame draw:style-name="gr2" draw:text-style-name="P2" xml:id="id41" draw:id="id41" draw:layer="layout" svg:width="1.299cm" svg:height="1.5cm" svg:x="3.701cm" svg:y="9.8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42" draw:id="id42" draw:layer="layout" svg:width="3.551cm" svg:height="1cm" draw:transform="rotate (1.16779980250941) translate (4.6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43" draw:id="id43" draw:layer="layout" svg:width="2.6cm" svg:height="2.6cm" svg:x="6cm" svg:y="0.6cm">
          <text:p text:style-name="P2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44" draw:id="id44" draw:layer="layout" svg:width="2.5cm" svg:height="2.8cm" svg:x="8.9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48" draw:id="id48" draw:layer="layout" svg:width="1.058cm" svg:height="1.563cm" svg:x="9.6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0" draw:text-style-name="P9" xml:id="id45" draw:id="id45" draw:layer="layout" svg:width="2.6cm" svg:height="2.6cm" svg:x="5.9cm" svg:y="12.8cm">
          <text:p text:style-name="P2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46" draw:id="id46" draw:layer="layout" svg:width="2.5cm" svg:height="2.8cm" svg:x="8.8cm" svg:y="12.8cm">
          <text:p text:style-name="P2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49" draw:id="id49" draw:layer="layout" svg:width="1.299cm" svg:height="1.5cm" svg:x="9.401cm" svg:y="13cm">
          <draw:image xlink:href="Pictures/10000201000001040000012CECE0EF68.png" xlink:type="simple" xlink:show="embed" xlink:actuate="onLoad">
            <text:p/>
          </draw:image>
        </draw:frame>
        <draw:custom-shape draw:style-name="gr21" draw:text-style-name="P2" xml:id="id52" draw:id="id52" draw:layer="layout" svg:width="3.4cm" svg:height="0.772cm" svg:x="6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47" draw:id="id47" draw:layer="layout" svg:width="3.552cm" svg:height="1cm" draw:transform="rotate (1.16779980250941) translate (4.6cm 12.405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53" draw:id="id53" draw:layer="layout" svg:width="2.6cm" svg:height="2.6cm" svg:x="9.8cm" svg:y="6.6cm">
          <text:p text:style-name="P2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50" draw:id="id50" draw:layer="layout" svg:width="2.5cm" svg:height="2.8cm" svg:x="5.8cm" svg:y="6.6cm">
          <text:p text:style-name="P2"><text:span text:style-name="T3">fix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1" draw:id="id51" draw:layer="layout" svg:width="1.058cm" svg:height="1.563cm" svg:x="6.542cm" svg:y="6.8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54" draw:id="id54" draw:layer="layout" svg:width="2.5cm" svg:height="2.8cm" svg:x="12.7cm" svg:y="5.3cm">
          <text:p text:style-name="P2"><text:span text:style-name="T3">fix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55" draw:id="id55" draw:layer="layout" svg:width="1.058cm" svg:height="1.563cm" svg:x="13.5cm" svg:y="5.437cm">
          <draw:image xlink:href="Pictures/10000201000000D2000001363ED240FE.png" xlink:type="simple" xlink:show="embed" xlink:actuate="onLoad">
            <text:p/>
          </draw:image>
        </draw:frame>
        <draw:custom-shape draw:style-name="gr22" draw:text-style-name="P10" xml:id="id56" draw:id="id56" draw:layer="layout" svg:width="2.5cm" svg:height="2.8cm" svg:x="12.7cm" svg:y="8.4cm">
          <text:p text:style-name="P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59" draw:id="id59" draw:layer="layout" svg:width="3.4cm" svg:height="0.772cm" svg:x="9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xml:id="id60" draw:id="id60" draw:layer="layout" svg:width="3.551cm" svg:height="1cm" draw:transform="rotate (1.16779980250941) translate (11.4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61" draw:id="id61" draw:layer="layout" svg:width="2.6cm" svg:height="2.6cm" svg:x="12.6cm" svg:y="0.6cm">
          <text:p text:style-name="P2"><text:span text:style-name="T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62" draw:id="id62" draw:layer="layout" svg:width="2.5cm" svg:height="2.8cm" svg:x="15.4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63" draw:id="id63" draw:layer="layout" svg:width="1.058cm" svg:height="1.563cm" svg:x="16.142cm" svg:y="0.6cm">
          <draw:image xlink:href="Pictures/10000201000000D2000001363ED240FE.png" xlink:type="simple" xlink:show="embed" xlink:actuate="onLoad">
            <text:p/>
          </draw:image>
        </draw:frame>
        <draw:custom-shape draw:style-name="gr21" draw:text-style-name="P2" xml:id="id64" draw:id="id64" draw:layer="layout" svg:width="3.4cm" svg:height="0.772cm" svg:x="15.4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9" xml:id="id65" draw:id="id65" draw:layer="layout" svg:width="2.6cm" svg:height="2.6cm" svg:x="19cm" svg:y="0.6cm">
          <text:p text:style-name="P2"><text:span text:style-name="T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66" draw:id="id66" draw:layer="layout" svg:width="2.5cm" svg:height="2.8cm" svg:x="21.8cm" svg:y="0.4cm">
          <text:p text:style-name="P2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67" draw:id="id67" draw:layer="layout" svg:width="1.058cm" svg:height="1.563cm" svg:x="22.542cm" svg:y="0.6cm">
          <draw:image xlink:href="Pictures/10000201000000D2000001363ED240FE.png" xlink:type="simple" xlink:show="embed" xlink:actuate="onLoad">
            <text:p/>
          </draw:image>
        </draw:frame>
        <draw:frame draw:style-name="gr2" draw:text-style-name="P2" xml:id="id58" draw:id="id58" draw:layer="layout" svg:width="1.058cm" svg:height="1.563cm" svg:x="14cm" svg:y="8.437cm">
          <draw:image xlink:href="Pictures/10000201000000D2000001363ED240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>
        <office:forms form:automatic-focus="false" form:apply-design-mode="false"/>
        <draw:custom-shape draw:style-name="gr24" draw:text-style-name="P9" draw:layer="Layout" svg:width="2.6cm" svg:height="2.6cm" svg:x="3cm" svg:y="6.7cm">
          <text:p text:style-name="P12"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3.551cm" svg:height="1cm" draw:transform="rotate (1.16779980250941) translate (4.6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6cm" svg:y="0.6cm">
          <text:p text:style-name="P12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2.6cm" svg:height="2.6cm" svg:x="5.9cm" svg:y="12.8cm">
          <text:p text:style-name="P12"><text:span text:style-name="T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2.5cm" svg:height="2.8cm" svg:x="8.8cm" svg:y="12.8cm">
          <text:p text:style-name="P13"><text:span text:style-name="T3">fallin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99cm" svg:height="1.5cm" svg:x="9.401cm" svg:y="13cm">
          <draw:image xlink:href="Pictures/10000201000001040000012CECE0EF68.png" xlink:type="simple" xlink:show="embed" xlink:actuate="onLoad">
            <text:p/>
          </draw:image>
        </draw:frame>
        <draw:custom-shape draw:style-name="gr25" draw:text-style-name="P2" draw:layer="Layout" svg:width="3.4cm" svg:height="0.772cm" svg:x="6cm" svg:y="7.5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3.552cm" svg:height="1cm" draw:transform="rotate (1.16779980250941) translate (4.6cm 12.405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9.8cm" svg:y="6.6cm">
          <text:p text:style-name="P12"><text:span text:style-name="T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2.5cm" svg:height="2.8cm" svg:x="12.7cm" svg:y="6.6cm">
          <text:p text:style-name="P13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3.4cm" svg:height="0.772cm" svg:x="9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3.551cm" svg:height="1cm" draw:transform="rotate (1.16779980250941) translate (11.487cm 6.40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12.6cm" svg:y="0.6cm">
          <text:p text:style-name="P12"><text:span text:style-name="T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3.4cm" svg:height="0.772cm" svg:x="15.4cm" svg:y="1.4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2.6cm" svg:height="2.6cm" svg:x="19cm" svg:y="0.6cm">
          <text:p text:style-name="P12"><text:span text:style-name="T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2.5cm" svg:height="2.8cm" svg:x="21.8cm" svg:y="0.4cm">
          <text:p text:style-name="P13"><text:span text:style-name="T3">rising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58cm" svg:height="1.563cm" svg:x="22.542cm" svg:y="0.6cm">
          <draw:image xlink:href="Pictures/10000201000000D2000001363ED240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9.135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15.75cm" svg:x="0cm" svg:y="0cm">
        <draw:image xlink:href="Pictures/10000201000003AF0000021243E52C4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7:48:59.23</meta:creation-date>
    <meta:generator>LibreOffice/4.0.3.3$Windows_x86 LibreOffice_project/0eaa50a932c8f2199a615e1eb30f7ac74279539</meta:generator>
    <dc:date>2013-06-30T01:51:31.70</dc:date>
    <meta:editing-duration>P1DT7H43M3S</meta:editing-duration>
    <meta:editing-cycles>30</meta:editing-cycles>
    <meta:document-statistic meta:object-count="177"/>
  </office:meta>
</office:document-meta>
</file>